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94.<text:s/></text:span><text:a xlink:href="https://leetcode.com/problems/binary-tree-inorder-traversal/"><text:span text:style-name="T2">https://leetcode.com/problems/binary-tree-inorder-traversal/</text:span></text:a><text:span text:style-name="T3"><text:s/>3 1</text:span></text:p>
      <text:p text:style-name="P1"><text:span text:style-name="T4"/></text:p>
      <text:p text:style-name="P1"><text:span text:style-name="T5">108.<text:s/></text:span><text:a xlink:href="https://leetcode.com/problems/convert-sorted-array-to-binary-search-tree/description/"><text:span text:style-name="T6">https://leetcode.com/problems/convert-sorted-array-to-binary-search-tree/description/</text:span></text:a><text:span text:style-name="T7"><text:s/>3 1<text:s text:c="2"/>(ver no debugger)</text:span></text:p>
      <text:p text:style-name="P1"><text:span text:style-name="T8"/></text:p>
      <text:p text:style-name="P1"><text:span text:style-name="T9">95.<text:s/></text:span><text:a xlink:href="https://leetcode.com/problems/unique-binary-search-trees-ii/submissions/"><text:span text:style-name="T10">https://leetcode.com/problems/unique-binary-search-trees-ii/submissions/</text:span></text:a><text:span text:style-name="T11"><text:s/>3 1 (Questão MEDIA. Debugger ajudou muito)</text:span></text:p>
      <text:p text:style-name="P1"><text:span text:style-name="T12"/></text:p>
      <text:p text:style-name="P1"><text:span text:style-name="T13">96.<text:s/></text:span><text:a xlink:href="https://leetcode.com/problems/unique-binary-search-trees/"><text:span text:style-name="T14">https://leetcode.com/problems/unique-binary-search-trees/</text:span></text:a><text:span text:style-name="T15"><text:s/>3 1 (Questão MEDIA)</text:span></text:p>
      <text:p text:style-name="P1"><text:span text:style-name="T16"/></text:p>
      <text:p text:style-name="P1"><text:span text:style-name="T17">257.<text:s/></text:span><text:a xlink:href="https://leetcode.com/problems/binary-tree-paths/submissions/"><text:span text:style-name="T18">https://leetcode.com/problems/binary-tree-paths/submissions/</text:span></text:a><text:span text:style-name="T19"><text:s/>3 1</text:span></text:p>
      <text:p text:style-name="P1"><text:span text:style-name="T20"/></text:p>
      <text:p text:style-name="P1"><text:span text:style-name="T21">105.<text:s/></text:span><text:a xlink:href="https://leetcode.com/problems/construct-binary-tree-from-preorder-and-inorder-traversal/"><text:span text:style-name="T22">https://leetcode.com/problems/construct-binary-tree-from-preorder-and-inorder-traversal/</text:span></text:a><text:span text:style-name="T23"/></text:p>
      <text:p text:style-name="P1"><text:span text:style-name="T24"/></text:p>
      <text:p text:style-name="P1"><text:span text:style-name="T25">106.<text:s/></text:span><text:a xlink:href="https://leetcode.com/problems/construct-binary-tree-from-inorder-and-postorder-traversal/"><text:span text:style-name="T26">https://leetcode.com/problems/construct-binary-tree-from-inorder-and-postorder-traversal/</text:span></text:a><text:span text:style-name="T27"/></text:p>
      <text:p text:style-name="P1"><text:span text:style-name="T28"/></text:p>
      <text:p text:style-name="P1"><text:span text:style-name="T29">501.<text:s/></text:span><text:a xlink:href="https://leetcode.com/problems/find-mode-in-binary-search-tree/submissions/"><text:span text:style-name="T30">https://leetcode.com/problems/find-mode-in-binary-search-tree/submissions/</text:span></text:a><text:span text:style-name="T31"/></text:p>
      <text:p text:style-name="P1"><text:span text:style-name="T32"/></text:p>
      <text:p text:style-name="P1"><text:span text:style-name="T33">113.<text:s/></text:span><text:a xlink:href="https://leetcode.com/problems/path-sum-ii/description/"><text:span text:style-name="T34">https://leetcode.com/problems/path-sum-ii/description/</text:span></text:a><text:span text:style-name="T35"/></text:p>
      <text:p text:style-name="P1"><text:span text:style-name="T35"/></text:p>
      <text:p text:style-name="P1"><text:span text:style-name="T35">117:<text:s/></text:span><text:a xlink:href="https://leetcode.com/problems/populating-next-right-pointers-in-each-node-ii/"><text:span text:style-name="T36">https://leetcode.com/problems/populating-next-right-pointers-in-each-node-ii/</text:span></text:a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